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2014in" style:rel-width="100%" fo:margin-top="0in" fo:margin-bottom="0in" table:align="center" style:writing-mode="lr-tb"/>
    </style:style>
    <style:style style:name="Table1.A" style:family="table-column">
      <style:table-column-properties style:column-width="5.2014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99in" fo:padding-right="0.0799in" fo:padding-top="0.15in" fo:padding-bottom="0.15in" fo:border-left="2.25pt solid #4f81bd" fo:border-right="none" fo:border-top="none" fo:border-bottom="none">
        <style:background-image/>
      </style:table-cell-properties>
    </style:style>
    <style:style style:name="Table1.A2" style:family="table-cell">
      <style:table-cell-properties fo:background-color="transparent" fo:padding-left="0.075in" fo:padding-right="0.075in" fo:padding-top="0in" fo:padding-bottom="0in" fo:border-left="2.25pt solid #4f81bd" fo:border-right="none" fo:border-top="none" fo:border-bottom="none">
        <style:background-image/>
      </style:table-cell-properties>
    </style:style>
    <style:style style:name="P1" style:family="paragraph" style:parent-style-name="Intense_20_Quote">
      <style:paragraph-properties fo:margin-left="0in" fo:margin-right="0.65in" fo:text-indent="0in" style:auto-text-indent="false"/>
    </style:style>
    <style:style style:name="P2" style:family="paragraph" style:parent-style-name="Standard">
      <style:paragraph-properties fo:margin-left="0in" fo:margin-right="0.65in" fo:margin-top="0in" fo:margin-bottom="0in" style:contextual-spacing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List_20_Paragraph">
      <style:paragraph-properties fo:margin-left="0.5in" fo:margin-right="0in" fo:margin-top="0in" fo:margin-bottom="0in" style:contextual-spacing="true" fo:line-height="10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No_20_Spacing">
      <style:paragraph-properties fo:orphans="0" fo:widows="0"/>
    </style:style>
    <style:style style:name="P5" style:family="paragraph" style:parent-style-name="No_20_Spacing">
      <style:paragraph-properties fo:orphans="0" fo:widows="0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No_20_Spacing">
      <style:paragraph-properties fo:orphans="0" fo:widows="0"/>
      <style:text-properties fo:color="#4f81bd" loext:opacity="100%" style:font-name="Times New Roman" fo:font-size="12pt" style:font-size-asian="12pt" style:font-name-complex="Times New Roman1" style:font-size-complex="12pt"/>
    </style:style>
    <style:style style:name="P12" style:family="paragraph" style:parent-style-name="Heading_20_1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Frame_20_contents">
      <style:paragraph-properties fo:margin-top="0in" fo:margin-bottom="0.139in" style:contextual-spacing="false"/>
    </style:style>
    <style:style style:name="P14" style:family="paragraph" style:parent-style-name="Intense_20_Quote">
      <style:paragraph-properties fo:margin-left="0in" fo:margin-right="0.65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Intense_20_Quote">
      <style:paragraph-properties fo:margin-left="0in" fo:margin-right="0.65in" fo:text-indent="0in" style:auto-text-indent="false"/>
      <style:text-properties style:font-name="Times New Roman" fo:font-size="12pt" officeooo:paragraph-rsid="0011ed1e" style:font-size-asian="12pt" style:font-name-complex="Times New Roman1" style:font-size-complex="12pt"/>
    </style:style>
    <style:style style:name="P16" style:family="paragraph" style:parent-style-name="Intense_20_Quote">
      <style:paragraph-properties fo:margin-left="0in" fo:margin-right="0.65in" fo:text-indent="0in" style:auto-text-indent="false"/>
      <style:text-properties style:font-name="Times New Roman" fo:font-size="12pt" officeooo:paragraph-rsid="00133282" style:font-size-asian="12pt" style:font-name-complex="Times New Roman1" style:font-size-complex="12pt"/>
    </style:style>
    <style:style style:name="P17" style:family="paragraph" style:parent-style-name="Intense_20_Quote">
      <style:paragraph-properties fo:margin-left="0in" fo:margin-right="0.65in" fo:margin-top="0in" fo:margin-bottom="0in" style:contextual-spacing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Intense_20_Quote">
      <style:paragraph-properties fo:margin-left="0in" fo:margin-right="0.65in" fo:text-indent="0in" style:auto-text-indent="false" fo:break-before="pag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List_20_Paragraph" style:list-style-name="WWNum1">
      <style:paragraph-properties fo:margin-top="0in" fo:margin-bottom="0in" style:contextual-spacing="true" fo:line-height="100%"/>
      <style:text-properties style:font-name="Times New Roman" fo:font-size="12pt" officeooo:paragraph-rsid="00100172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00172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1ed1e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0172" officeooo:paragraph-rsid="00100172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L1">
      <style:paragraph-properties fo:margin-top="0in" fo:margin-bottom="0in" style:contextual-spacing="false" fo:line-height="100%"/>
      <style:text-properties style:font-name="Times New Roman" fo:font-size="12pt" officeooo:rsid="0011ed1e" officeooo:paragraph-rsid="0011ed1e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1ed1e" officeooo:paragraph-rsid="0011ed1e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33282" officeooo:paragraph-rsid="00133282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in" style:contextual-spacing="false"/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top="0in" fo:margin-bottom="0in" style:contextual-spacing="false"/>
      <style:text-properties style:font-name="Times New Roman" fo:font-size="12pt" officeooo:rsid="0011ed1e" officeooo:paragraph-rsid="0011ed1e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/>
      <style:text-properties style:font-name="Times New Roman" fo:font-size="10pt" style:font-size-asian="10pt" style:font-name-complex="Times New Roman1" style:font-size-complex="10pt"/>
    </style:style>
    <style:style style:name="P31" style:family="paragraph" style:parent-style-name="Standard">
      <style:paragraph-properties fo:margin-top="0in" fo:margin-bottom="0in" style:contextual-spacing="false" fo:line-height="100%"/>
    </style:style>
    <style:style style:name="P32" style:family="paragraph" style:parent-style-name="Standard">
      <style:paragraph-properties fo:margin-left="0in" fo:margin-right="0.65in" fo:margin-top="0in" fo:margin-bottom="0in" style:contextual-spacing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left="0in" fo:margin-right="0.65in" fo:margin-top="0in" fo:margin-bottom="0in" style:contextual-spacing="false" fo:text-indent="0in" style:auto-text-indent="false"/>
      <style:text-properties style:font-name="Times New Roman" fo:font-size="12pt" officeooo:paragraph-rsid="0011ed1e" style:font-size-asian="12pt" style:font-name-complex="Times New Roman1" style:font-size-complex="12pt"/>
    </style:style>
    <style:style style:name="P34" style:family="paragraph" style:parent-style-name="Standard">
      <style:paragraph-properties fo:margin-left="0in" fo:margin-right="0.65in" fo:text-indent="0in" style:auto-text-indent="false"/>
      <style:text-properties style:font-name="Times New Roman" fo:font-size="12pt" officeooo:rsid="00133282" officeooo:paragraph-rsid="00133282" style:font-size-asian="12pt" style:font-name-complex="Times New Roman1" style:font-size-complex="12pt"/>
    </style:style>
    <style:style style:name="P35" style:family="paragraph" style:parent-style-name="Standard" style:master-page-name="Standard">
      <style:paragraph-properties style:page-number="auto"/>
    </style:style>
    <style:style style:name="P3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 fo:font-size="12pt" style:font-size-asian="12pt" style:language-asian="en" style:country-asian="US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officeooo:rsid="00100172"/>
    </style:style>
    <style:style style:name="T7" style:family="text">
      <style:text-properties officeooo:rsid="0011ed1e"/>
    </style:style>
    <style:style style:name="T8" style:family="text">
      <style:text-properties officeooo:rsid="00133282"/>
    </style:style>
    <style:style style:name="T9" style:family="text">
      <style:text-properties officeooo:rsid="00148a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1299in" fo:margin-right="0.1299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h text:style-name="P12" text:outline-level="1">The Art of Tech: Not Playing with a full Tech</text:h>
      <text:p text:style-name="P6">To be posted to:</text:p>
      <text:p text:style-name="P6">http<text:span text:style-name="T6">s</text:span>://www.taotnpwaft.org</text:p>
      <text:p text:style-name="P6">Website Proposal 2021</text:p>
      <text:p text:style-name="P14"><draw:custom-shape text:anchor-type="paragraph" style:rel-width="80%" draw:z-index="0" draw:name="Frame1" draw:style-name="gr1" draw:text-style-name="P36" svg:width="5.2012in" svg:height="1.363in" svg:x="1.3583in" svg:y="2.7453in"><loext:table table:name="Table1" table:style-name="Table1"><loext:table-column table:style-name="Table1.A"/><loext:table-row table:style-name="Table1.1"><loext:table-cell table:style-name="Table1.A1" office:value-type="string"><text:p text:style-name="P4"><text:bookmark text:name="__UnoMark__296_3016976816"/><text:span text:style-name="T1">T</text:span>he Art of Tech: Not Playing with a full Tech</text:p></loext:table-cell></loext:table-row><loext:table-row table:style-name="Table1.1"><loext:table-cell table:style-name="Table1.A2" office:value-type="string"><text:p text:style-name="P11"><text:bookmark text:name="__UnoMark__297_3016976816"/>Web Site Proposal<text:bookmark text:name="__UnoMark__298_3016976816"/></text:p></loext:table-cell></loext:table-row><loext:table-row table:style-name="Table1.1"><loext:table-cell table:style-name="Table1.A1" office:value-type="string"><text:p text:style-name="P5"/></loext:table-cell></loext:table-row></loext:table><text:p text:style-name="P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>Project Background</text:p>
      <text:p text:style-name="P8">This is a social media based technology group primarily focused on <text:span text:style-name="T7">providing technology news, hardware and software reviews, chat, live streams, limited tech support.</text:span></text:p>
      <text:p text:style-name="P8"/>
      <text:p text:style-name="P14">Demographics</text:p>
      <text:list xml:id="list469998375" text:style-name="L1">
        <text:list-item>
          <text:p text:style-name="P25">Hobbyists and Homelabbers</text:p>
        </text:list-item>
        <text:list-item>
          <text:p text:style-name="P25">Programmers/Coders</text:p>
        </text:list-item>
        <text:list-item>
          <text:p text:style-name="P25">Beginners to Professional</text:p>
        </text:list-item>
      </text:list>
      <text:p text:style-name="P3"/>
      <text:p text:style-name="P8">Target Market<text:span text:style-name="T9">(s)</text:span></text:p>
      <text:p text:style-name="P8"><text:tab/><text:span text:style-name="T9">US</text:span></text:p>
      <text:p text:style-name="P8"><text:tab/><text:span text:style-name="T9">Austrailia</text:span></text:p>
      <text:p text:style-name="P8"><text:tab/><text:span text:style-name="T6">Canad</text:span><text:span text:style-name="T9">a</text:span></text:p>
      <text:p text:style-name="P8"><text:tab/><text:span text:style-name="T6">UK</text:span></text:p>
      <text:p text:style-name="P8"/>
      <text:p text:style-name="P14">Web Site Objectives</text:p>
      <text:list xml:id="list3189989940" text:style-name="WWNum1">
        <text:list-item>
          <text:p text:style-name="P20">Share our links and resources, videos, blog, etc.</text:p>
        </text:list-item>
        <text:list-item>
          <text:p text:style-name="P20">Show contact information for group</text:p>
        </text:list-item>
        <text:list-item>
          <text:p text:style-name="P19">Provide accept incoming applications <text:span text:style-name="T6">for staff</text:span></text:p>
        </text:list-item>
        <text:list-item>
          <text:p text:style-name="P19">Solicit interest to new members to watch</text:p>
        </text:list-item>
        <text:list-item>
          <text:p text:style-name="P19">Solicit new staff/team members</text:p>
        </text:list-item>
        <text:list-item>
          <text:p text:style-name="P19">Solicit new content creators</text:p>
        </text:list-item>
        <text:list-item>
          <text:p text:style-name="P19">Proper Google SEO </text:p>
        </text:list-item>
        <text:list-item>
          <text:p text:style-name="P19">Proper graphics</text:p>
        </text:list-item>
        <text:list-item>
          <text:p text:style-name="P19">Apple Touch Icons and Mobile on Android and iOS.</text:p>
        </text:list-item>
        <text:list-item>
          <text:p text:style-name="P19">Links to social media (<text:span text:style-name="T6">T</text:span>witter, <text:span text:style-name="T6">P</text:span>atreon, <text:span text:style-name="T6">Y</text:span>ou<text:span text:style-name="T6">T</text:span>ube, <text:span text:style-name="T6">F</text:span>acebook, Instagram, <text:span text:style-name="T6">Discord, Forum, Reddit, </text:span>etc)</text:p>
        </text:list-item>
      </text:list>
      <text:p text:style-name="P8"/>
      <text:p text:style-name="P14"/>
      <text:p text:style-name="P14"/>
      <text:p text:style-name="P14">Site Style and Appearance</text:p>
      <text:p text:style-name="P8">•Easy use, navigation and accessibility—fast, well organized, no need for special plugins.</text:p>
      <text:p text:style-name="P8">•Must also appear professional, trustworthy, stable. </text:p>
      <text:p text:style-name="P8"/>
      <text:p text:style-name="P24">Main index.html must generate moderate click-through and discover-ability and SEO.</text:p>
      <text:p text:style-name="P8"/>
      <text:p text:style-name="P8"/>
      <text:p text:style-name="P24">\</text:p>
      <text:p text:style-name="P24"/>
      <text:p text:style-name="P24"/>
      <text:p text:style-name="P24"/>
      <text:p text:style-name="P24"/>
      <text:p text:style-name="P24"/>
      <text:p text:style-name="P24"/>
      <text:p text:style-name="P14"><text:soft-page-break/>Site Technology</text:p>
      <text:p text:style-name="P22">Hosted with:</text:p>
      <text:p text:style-name="P22"/>
      <text:p text:style-name="P22"><text:span text:style-name="T6">Option #1: </text:span></text:p>
      <text:p text:style-name="P22"><text:s/>CentOS <text:span text:style-name="T7">or </text:span>Ubuntu Server, Apache, MySQL/MariaDB/MongoDB, PHP </text:p>
      <text:p text:style-name="P22"/>
      <text:p text:style-name="P23"><text:span text:style-name="T6">Option #2: </text:span></text:p>
      <text:p text:style-name="P23">Windows Server 2019 <text:span text:style-name="T7">and </text:span><text:s/>IIS.</text:p>
      <text:p text:style-name="P8"/>
      <text:p text:style-name="P8">Database: <text:span text:style-name="T7">MySQL, MongoDB, MariaDB, PostgreSQL, phpMyAdmin, pgAdmin</text:span></text:p>
      <text:p text:style-name="P8"/>
      <text:p text:style-name="P15"><text:span text:style-name="T7">S</text:span>ite <text:span text:style-name="T7">Server</text:span> Technology</text:p>
      <text:p text:style-name="P26">Option 1:</text:p>
      <text:p text:style-name="P26">HP Pro<text:span text:style-name="T8">Li</text:span>ant DL360 G7 <text:span text:style-name="T8">1U Rack Mount </text:span>Server</text:p>
      <text:p text:style-name="P26">Dual X<text:span text:style-name="T8">eon</text:span> <text:span text:style-name="T8">L5640</text:span></text:p>
      <text:p text:style-name="P27">Available RAM: <text:span text:style-name="T9">each proc has 18gb (2gb x 9)</text:span></text:p>
      <text:p text:style-name="P26">Available Disk Space: <text:span text:style-name="T9">Eight (8) 300gb 7.2k 2.5” HPE SAS drives</text:span></text:p>
      <text:p text:style-name="P26"/>
      <text:p text:style-name="P26">Option 2: </text:p>
      <text:p text:style-name="P26">Dell R610 1U rack mount Server</text:p>
      <text:p text:style-name="P27">Available Disk Space</text:p>
      <text:p text:style-name="P27"/>
      <text:p text:style-name="P27">Option 3: </text:p>
      <text:p text:style-name="P27">Dell R710/R720 2U <text:span text:style-name="T9">SFF </text:span>rack mount Server</text:p>
      <text:p text:style-name="P27">Dual Xeon</text:p>
      <text:p text:style-name="P27">Available Disk Space: Eight (8) 600gb 2.5” <text:span text:style-name="T9">Dell Toshiba </text:span>SAS 10k <text:s/></text:p>
      <text:p text:style-name="P27"/>
      <text:p text:style-name="P27">Option 4:</text:p>
      <text:p text:style-name="P27">Custom Dell Optiplex 790</text:p>
      <text:p text:style-name="P27">16gb RAM </text:p>
      <text:p text:style-name="P16">Site Hosting</text:p>
      <text:p text:style-name="P34">Option 1:</text:p>
      <text:p text:style-name="P34">Public Datacenter <text:s/>/ Colocation Services with 1gb/10gb option</text:p>
      <text:p text:style-name="P34">Option 2: </text:p>
      <text:p text:style-name="P34">Home 10gb network on Fibre</text:p>
      <text:p text:style-name="P14">Site Topology / Menu Headings</text:p>
      <text:p text:style-name="P8">Home (redirect to https://www.taotnpwaft.org)</text:p>
      <text:p text:style-name="P8">About (about.htm)</text:p>
      <text:p text:style-name="P8">Blog (blog.html</text:p>
      <text:p text:style-name="P24">Contact (contact.html)</text:p>
      <text:p text:style-name="P8"/>
      <text:p text:style-name="P8"/>
      <text:p text:style-name="P14"><text:soft-page-break/>Site Features</text:p>
      <text:p text:style-name="P8">• 5 minimum to 20 pages as appropriate as follows:</text:p>
      <text:p text:style-name="P8"/>
      <text:p text:style-name="P8">Home Page (redirect to https://www.taotnpwaft.org)</text:p>
      <text:p text:style-name="P8"><text:s text:c="2"/></text:p>
      <text:p text:style-name="P8">Basic contact information.</text:p>
      <text:p text:style-name="P8"><text:s/></text:p>
      <text:p text:style-name="P7"><text:span text:style-name="T4">About Us Page</text:span><text:span text:style-name="T2">:</text:span></text:p>
      <text:p text:style-name="P9"><text:s/>-History</text:p>
      <text:p text:style-name="P9"><text:s/>-Mission Statement</text:p>
      <text:p text:style-name="P10"/>
      <text:p text:style-name="P9"/>
      <text:p text:style-name="P7"><text:span text:style-name="T2">Links see: </text:span><text:a xlink:type="simple" xlink:href="http://linktr.ee/taotnpwaft" text:style-name="Internet_20_link" text:visited-style-name="Visited_20_Internet_20_Link"><text:span text:style-name="Internet_20_link"><text:span text:style-name="T2">http://linktr.ee/taotnpwaft</text:span></text:span></text:a></text:p>
      <text:p text:style-name="P9"/>
      <text:p text:style-name="P9">RSS Feed</text:p>
      <text:p text:style-name="P10"/>
      <text:p text:style-name="P1"><text:span text:style-name="T2">Site References</text:span><text:span text:style-name="T3">.</text:span></text:p>
      <text:p text:style-name="P31"/>
      <text:p text:style-name="P14">Sample Site Design Reference (For design &amp; layout reference only) </text:p>
      <text:p text:style-name="P8"/>
      <text:p text:style-name="P14">Email Addresses</text:p>
      <text:p text:style-name="P8">Here are the email addresses we need:</text:p>
      <text:p text:style-name="P8"/>
      <text:p text:style-name="P7"><text:a xlink:type="simple" xlink:href="mailto:info@taotnpwaft.org" text:style-name="Internet_20_link" text:visited-style-name="Visited_20_Internet_20_Link"><text:span text:style-name="Internet_20_link"><text:span text:style-name="T2">info@taotnpwaft.org</text:span></text:span></text:a></text:p>
      <text:p text:style-name="P9"><text:span text:style-name="Internet_20_link"><text:span text:style-name="T2"/></text:span></text:p>
      <text:p text:style-name="P9">IMAP with Google API?</text:p>
      <text:p text:style-name="P29">POP/SMTP</text:p>
      <text:p text:style-name="P9"/>
      <text:p text:style-name="P9">Mailchimp</text:p>
      <text:p text:style-name="P9"/>
      <text:p text:style-name="P14">Site Suggested Colors/(in hex)</text:p>
      <text:p text:style-name="P7"><text:span text:style-name="st"><text:span text:style-name="T5">#0f2227<text:tab/>#0d3050<text:tab/>#106fd1<text:tab/>#227b9a<text:tab/>#0e52bb<text:tab/>#0d3368<text:tab/>#24ac71</text:span></text:span></text:p>
      <text:p text:style-name="P9">#aee1df<text:tab/>#0e3fa6<text:tab/>#0d3678</text:p>
      <text:p text:style-name="P9">#11589f</text:p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Site Background (Suggested Background/Images)</text:p>
      <text:p text:style-name="P9"><text:span text:style-name="Internet_20_link"><text:span text:style-name="T2"/></text:span></text:p>
      <text:p text:style-name="P17">Browser Compatibility</text:p>
      <text:p text:style-name="P2"/>
      <text:p text:style-name="P2">For testing purposes:</text:p>
      <text:p text:style-name="P33"><text:s text:c="3"/><text:span text:style-name="T7">Use last 2 or 3 major versions of popular browsers for desktop and mobile </text:span></text:p>
      <text:p text:style-name="P33"><text:span text:style-name="T7"><text:s text:c="3"/>Chrome, Firefox, Safari/iOS Safari</text:span></text:p>
      <text:p text:style-name="P33"><text:s text:c="2"/></text:p>
      <text:p text:style-name="P33"><text:s text:c="3"/><text:span text:style-name="T7">see: www.caniuse.c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ja" style:country-asian="JP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 style:language-asian="ja" style:country-asian="JP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24kjd" style:family="text" style:parent-style-name="Default_20_Paragraph_20_Font"/>
    <style:style style:name="s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8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0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1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3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4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6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7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9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5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2T23:42:00</meta:creation-date>
    <meta:initial-creator>Gregory K. Bowne</meta:initial-creator>
    <dc:language>en-US</dc:language>
    <meta:print-date>2017-06-01T05:27:00</meta:print-date>
    <dc:date>2021-12-21T20:22:27.325529506</dc:date>
    <meta:editing-cycles>14</meta:editing-cycles>
    <dc:subject>We ARE Quality!</dc:subject>
    <dc:title>Web Site Proposal</dc:title>
    <meta:editing-duration>PT16H20M1S</meta:editing-duration>
    <meta:generator>LibreOffice/7.0.4.2$Linux_X86_64 LibreOffice_project/00$Build-2</meta:generator>
    <meta:document-statistic meta:table-count="1" meta:image-count="0" meta:object-count="0" meta:page-count="5" meta:paragraph-count="96" meta:word-count="423" meta:character-count="2794" meta:non-whitespace-character-count="2442"/>
    <meta:user-defined meta:name="AppVersion">14.0000</meta:user-defined>
    <meta:user-defined meta:name="Company">Seattle Precision Machine Sho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